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4D80000061C4A324C5A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10.01mm" table:align="margins"/>
    </style:style>
    <style:style style:name="Table1.A" style:family="table-column">
      <style:table-column-properties style:column-width="27.98mm" style:rel-column-width="8729*"/>
    </style:style>
    <style:style style:name="Table1.B" style:family="table-column">
      <style:table-column-properties style:column-width="182.03mm" style:rel-column-width="56806*"/>
    </style:style>
    <style:style style:name="Table1.A1" style:family="table-cell">
      <style:table-cell-properties fo:padding="0.97mm" fo:border="none"/>
    </style:style>
    <style:style style:name="P1" style:family="paragraph" style:parent-style-name="Frame_20_contents">
      <style:paragraph-properties loext:contextual-spacing="false" fo:margin-top="0mm" fo:margin-bottom="0mm" fo:line-height="4.5mm"/>
    </style:style>
    <style:style style:name="P2" style:family="paragraph" style:parent-style-name="Standard" style:master-page-name="Start_20_Page">
      <style:paragraph-properties style:page-number="auto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><draw:frame draw:style-name="fr1" draw:name="graphics1" text:anchor-type="paragraph" svg:width="210.01mm" svg:height="264.87mm" draw:z-index="0"><draw:image xlink:href="Pictures/10000201000004D80000061C4A324C5A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Ver. 1.08 – 09/2021</text:p>
            <text:p text:style-name="P1">www.envox.eu – github.com/eez-op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3mm"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>
      <style:paragraph-properties loext:contextual-spacing="false" fo:margin-left="0mm" fo:margin-right="0mm" fo:margin-top="0mm" fo:margin-bottom="3mm" fo:text-indent="0mm" style:auto-text-indent="fals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user manual - star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user manual - start page</text:file-name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7" style:next-style-name="master_5f_right_20_page"/>
    <style:master-page style:name="master_5f_right_20_page" style:display-name="master_right page" style:page-layout-name="Mpm8" style:next-style-name="master_5f_left_20_page"/>
    <style:master-page style:name="Start_20_Page" style:display-name="Start Pag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10$Unix OpenOffice.org_project/4110m2$Build-9807</meta:generator>
    <meta:keyword>SCPI</meta:keyword>
    <meta:keyword>IEEE 488</meta:keyword>
    <meta:keyword>Remote control</meta:keyword>
    <meta:keyword>Programming reference</meta:keyword>
    <dc:title>EEZ PSU SCPI reference</dc:title>
    <meta:document-statistic meta:table-count="1" meta:image-count="1" meta:object-count="0" meta:page-count="1" meta:paragraph-count="7" meta:word-count="21" meta:character-count="120"/>
    <meta:user-defined meta:name="WebPublish_HTML_Profile">EEZ (HTML)</meta:user-defined>
  </office:meta>
</office:document-meta>
</file>